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style mathvariant="bold">
              <mrow>
                <mo stretchy="false">μ</mo>
              </mrow>
            </mstyle>
          </mrow>
          <mi>L</mi>
        </msub>
        <mo stretchy="false">=</mo>
        <mrow>
          <mo stretchy="false">−</mo>
          <msub>
            <mo stretchy="false">μ</mo>
            <mtext>B</mtext>
          </msub>
        </mrow>
      </mrow>
      <mfrac>
        <mn>1</mn>
        <mo stretchy="false">ℏ</mo>
      </mfrac>
      <mstyle mathvariant="bold">
        <mrow>
          <mi>L</mi>
        </mrow>
      </mstyle>
    </mrow>
    <annotation encoding="StarMath 5.0">{bold %imu} _L = - %imu _"B" 1 over hbar bold 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09:14.268000000</meta:creation-date>
    <meta:generator>LibreOffice/4.1.4.2$Windows_x86 LibreOffice_project/0a0440ccc0227ad9829de5f46be37cfb6edcf72</meta:generator>
  </office:meta>
</office:document-meta>
</file>